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style="italic" style:font-style-asian="italic" style:font-style-complex="italic"/>
    </style:style>
    <style:style style:name="P2" style:family="paragraph" style:parent-style-name="Standard" style:list-style-name="L11">
      <style:text-properties fo:font-style="italic" style:font-style-asian="italic" style:font-style-complex="italic"/>
    </style:style>
    <style:style style:name="P3" style:family="paragraph" style:parent-style-name="Standard" style:list-style-name="L16">
      <style:text-properties fo:font-style="italic" style:font-style-asian="italic" style:font-style-complex="italic"/>
    </style:style>
    <style:style style:name="P4" style:family="paragraph" style:parent-style-name="Standard" style:list-style-name="L19">
      <style:text-properties fo:font-style="italic" style:font-style-asian="italic" style:font-style-complex="italic"/>
    </style:style>
    <style:style style:name="P5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6" style:family="paragraph" style:parent-style-name="Standard" style:list-style-name="L20">
      <style:text-properties fo:font-style="italic" fo:font-weight="normal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9" style:family="paragraph" style:parent-style-name="Standard" style:list-style-name="L11"/>
    <style:style style:name="P10" style:family="paragraph" style:parent-style-name="Standard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 style:list-style-name="L2">
      <style:paragraph-properties fo:margin-left="2.501cm" fo:margin-right="0cm" fo:text-indent="-0.635cm" style:auto-text-indent="false"/>
      <style:text-properties fo:font-size="10pt" style:font-size-asian="10pt" style:font-size-complex="10pt"/>
    </style:style>
    <style:style style:name="P13" style:family="paragraph" style:parent-style-name="Standard" style:list-style-name="L3">
      <style:paragraph-properties fo:margin-left="2.501cm" fo:margin-right="0cm" fo:text-indent="-0.635cm" style:auto-text-indent="false"/>
      <style:text-properties fo:font-size="10pt" style:font-size-asian="10pt" style:font-size-complex="10pt"/>
    </style:style>
    <style:style style:name="P14" style:family="paragraph" style:parent-style-name="Standard" style:list-style-name="L4">
      <style:paragraph-properties fo:margin-left="2.501cm" fo:margin-right="0cm" fo:text-indent="-0.635cm" style:auto-text-indent="false"/>
      <style:text-properties fo:font-size="10pt" style:font-size-asian="10pt" style:font-size-complex="10pt"/>
    </style:style>
    <style:style style:name="P15" style:family="paragraph" style:parent-style-name="Standard" style:list-style-name="L5">
      <style:paragraph-properties fo:margin-left="2.501cm" fo:margin-right="0cm" fo:text-indent="-0.635cm" style:auto-text-indent="false"/>
      <style:text-properties fo:font-size="10pt" style:font-size-asian="10pt" style:font-size-complex="10pt"/>
    </style:style>
    <style:style style:name="P16" style:family="paragraph" style:parent-style-name="Standard" style:list-style-name="L12">
      <style:paragraph-properties fo:margin-left="2.501cm" fo:margin-right="0cm" fo:text-indent="-0.635cm" style:auto-text-indent="false"/>
      <style:text-properties fo:font-size="10pt" style:font-size-asian="10pt" style:font-size-complex="10pt"/>
    </style:style>
    <style:style style:name="P17" style:family="paragraph" style:parent-style-name="Standard" style:list-style-name="L13">
      <style:paragraph-properties fo:margin-left="2.501cm" fo:margin-right="0cm" fo:text-indent="-0.635cm" style:auto-text-indent="false"/>
      <style:text-properties fo:font-size="10pt" style:font-size-asian="10pt" style:font-size-complex="10pt"/>
    </style:style>
    <style:style style:name="P18" style:family="paragraph" style:parent-style-name="Standard" style:list-style-name="L14">
      <style:paragraph-properties fo:margin-left="2.501cm" fo:margin-right="0cm" fo:text-indent="-0.635cm" style:auto-text-indent="false"/>
      <style:text-properties fo:font-size="10pt" style:font-size-asian="10pt" style:font-size-complex="10pt"/>
    </style:style>
    <style:style style:name="P19" style:family="paragraph" style:parent-style-name="Standard" style:list-style-name="L15">
      <style:paragraph-properties fo:margin-left="2.501cm" fo:margin-right="0cm" fo:text-indent="-0.635cm" style:auto-text-indent="false"/>
      <style:text-properties fo:font-size="10pt" style:font-size-asian="10pt" style:font-size-complex="10pt"/>
    </style:style>
    <style:style style:name="P20" style:family="paragraph" style:parent-style-name="Standard" style:list-style-name="L17">
      <style:paragraph-properties fo:margin-left="2.501cm" fo:margin-right="0cm" fo:text-indent="-0.635cm" style:auto-text-indent="false"/>
      <style:text-properties fo:font-size="10pt" style:font-size-asian="10pt" style:font-size-complex="10pt"/>
    </style:style>
    <style:style style:name="P21" style:family="paragraph" style:parent-style-name="Standard" style:list-style-name="L18">
      <style:paragraph-properties fo:margin-left="2.501cm" fo:margin-right="0cm" fo:text-indent="-0.635cm" style:auto-text-indent="false"/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10pt" style:font-size-asian="10pt" style:font-size-complex="1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ourse Plan (Outline)</text:p>
      <text:p text:style-name="P8"/>
      <text:p text:style-name="Standard"><text:span text:style-name="T2">Day 1: Classification and Mapping</text:span></text:p>
      <text:list xml:id="list2044759826" text:style-name="L1">
        <text:list-item>
          <text:p text:style-name="P1">Lay the groundwork for the rest of the course.</text:p>
        </text:list-item>
      </text:list>
      <text:list xml:id="list326532758" text:style-name="L2">
        <text:list-item>
          <text:p text:style-name="P12">Installation</text:p>
        </text:list-item>
        <text:list-item>
          <text:p text:style-name="P12">Introduction to the QGIS project</text:p>
        </text:list-item>
        <text:list-item>
          <text:p text:style-name="P12">Interface (load raster + vector)</text:p>
        </text:list-item>
      </text:list>
      <text:list xml:id="list1062686706" text:continue-list="list2044759826" text:style-name="L1">
        <text:list-item>
          <text:p text:style-name="P1">Have a good-looking map on screen before lunch.</text:p>
        </text:list-item>
      </text:list>
      <text:list xml:id="list848860722" text:style-name="L3">
        <text:list-item>
          <text:p text:style-name="P13">Vector data</text:p>
        </text:list-item>
        <text:list-item>
          <text:p text:style-name="P13">Simple symbology</text:p>
        </text:list-item>
      </text:list>
      <text:list xml:id="list987209297" text:continue-list="list1062686706" text:style-name="L1">
        <text:list-item>
          <text:p text:style-name="P1">Vector classification.</text:p>
        </text:list-item>
      </text:list>
      <text:list xml:id="list1810171237" text:style-name="L4">
        <text:list-item>
          <text:p text:style-name="P14">Intro to attributes</text:p>
        </text:list-item>
        <text:list-item>
          <text:p text:style-name="P14">Labels (+ data-driven properties)</text:p>
        </text:list-item>
        <text:list-item>
          <text:p text:style-name="P14">Class-based symbology</text:p>
        </text:list-item>
      </text:list>
      <text:list xml:id="list1014358076" text:continue-list="list987209297" text:style-name="L1">
        <text:list-item>
          <text:p text:style-name="P1">Finalize the map's appearance.</text:p>
        </text:list-item>
      </text:list>
      <text:list xml:id="list619744105" text:style-name="L5">
        <text:list-item>
          <text:p text:style-name="P15">Rule-based rendering (for advanced users)</text:p>
        </text:list-item>
        <text:list-item>
          <text:p text:style-name="P15">Map composition</text:p>
        </text:list-item>
      </text:list>
      <text:p text:style-name="Standard"/>
      <text:p text:style-name="Standard"><text:span text:style-name="T1">Product:</text:span> A simple map as a PDF or image file.</text:p>
      <text:p text:style-name="Standard"/>
      <text:p text:style-name="Standard"/>
      <text:p text:style-name="P7">Day 2: Analysis</text:p>
      <text:p text:style-name="P11"><text:span text:style-name="T4">Contextualization:</text:span> A brief introduction to the GIS analysis process</text:p>
      <text:list xml:id="list537478847" text:style-name="L11">
        <text:list-item>
          <text:p text:style-name="P9"><text:span text:style-name="T4">Creating custom data.</text:span></text:p>
        </text:list-item>
      </text:list>
      <text:list xml:id="list298632517" text:style-name="L12">
        <text:list-item>
          <text:p text:style-name="P16">Create own dataset; defining attributes</text:p>
        </text:list-item>
        <text:list-item>
          <text:p text:style-name="P16">Capture data</text:p>
        </text:list-item>
        <text:list-item>
          <text:p text:style-name="P16">Forms</text:p>
        </text:list-item>
        <text:list-item>
          <text:p text:style-name="P16">Topological editing (polygon dataset)</text:p>
        </text:list-item>
      </text:list>
      <text:list xml:id="list938674583" text:continue-list="list537478847" text:style-name="L11">
        <text:list-item>
          <text:p text:style-name="P2">Vector analysis.</text:p>
        </text:list-item>
      </text:list>
      <text:list xml:id="list586813320" text:style-name="L13">
        <text:list-item>
          <text:p text:style-name="P17">Reprojection, data transformation</text:p>
        </text:list-item>
        <text:list-item>
          <text:p text:style-name="P17">Buffers, intersects, generate metrics, etc.</text:p>
        </text:list-item>
      </text:list>
      <text:list xml:id="list419633297" text:continue-list="list938674583" text:style-name="L11">
        <text:list-item>
          <text:p text:style-name="P2">Rasters.</text:p>
        </text:list-item>
      </text:list>
      <text:list xml:id="list191797872" text:style-name="L14">
        <text:list-item>
          <text:p text:style-name="P18">Mosaics</text:p>
        </text:list-item>
        <text:list-item>
          <text:p text:style-name="P18">Changing symbology</text:p>
        </text:list-item>
        <text:list-item>
          <text:p text:style-name="P18">Terrain analysis</text:p>
        </text:list-item>
        <text:list-item>
          <text:p text:style-name="P18">Layer arithmetic</text:p>
        </text:list-item>
      </text:list>
      <text:list xml:id="list97018093" text:continue-list="list419633297" text:style-name="L11">
        <text:list-item>
          <text:p text:style-name="P2">Completing the analysis.</text:p>
        </text:list-item>
      </text:list>
      <text:list xml:id="list2127215187" text:style-name="L15">
        <text:list-item>
          <text:p text:style-name="P19">Raster to vector / vector to raster</text:p>
        </text:list-item>
        <text:list-item>
          <text:p text:style-name="P19">Combined analysis</text:p>
        </text:list-item>
      </text:list>
      <text:p text:style-name="Standard"/>
      <text:p text:style-name="Standard"><text:span text:style-name="T1">Product:</text:span> A complete GIS analysis, with question and answer.</text:p>
      <text:p text:style-name="Standard"/>
      <text:p text:style-name="Standard"/>
      <text:p text:style-name="P7">Day 3: Extended Functionality</text:p>
      <text:list xml:id="list1224180636" text:style-name="L16">
        <text:list-item>
          <text:p text:style-name="P3">QGIS plugins</text:p>
        </text:list-item>
      </text:list>
      <text:list xml:id="list733045420" text:style-name="L17">
        <text:list-item>
          <text:p text:style-name="P20">Fetching plugins from repositories</text:p>
        </text:list-item>
        <text:list-item>
          <text:p text:style-name="P20">Activating and using plugins</text:p>
        </text:list-item>
        <text:list-item>
          <text:p text:style-name="P20">Useful plugin examples</text:p>
        </text:list-item>
      </text:list>
      <text:list xml:id="list2084305366" text:continue-list="list1224180636" text:style-name="L16">
        <text:list-item>
          <text:p text:style-name="P3">Using online mapping resources.</text:p>
        </text:list-item>
      </text:list>
      <text:list xml:id="list1097477361" text:style-name="L18">
        <text:list-item>
          <text:p text:style-name="P21">Web Mapping Services</text:p>
        </text:list-item>
        <text:list-item>
          <text:p text:style-name="P21">Web Feature Services</text:p>
        </text:list-item>
        <text:list-item>
          <text:p text:style-name="P21">Integrate the above sources into the existing map</text:p>
        </text:list-item>
      </text:list>
      <text:list xml:id="list2138687244" text:continue-list="list2084305366" text:style-name="L16">
        <text:list-item>
          <text:p text:style-name="P3">Using GRASS.</text:p>
        </text:list-item>
        <text:list-item>
          <text:p text:style-name="P3">Assessment; Q&amp;A</text:p>
        </text:list-item>
      </text:list>
      <text:p text:style-name="Standard"><text:soft-page-break/></text:p>
      <text:p text:style-name="Standard"><text:span text:style-name="T1">Product:</text:span> Assessment results.</text:p>
      <text:p text:style-name="Standard"/>
      <text:p text:style-name="Standard"/>
      <text:p text:style-name="P7">Day 4: PostgreSQL</text:p>
      <text:p text:style-name="P10">Note: attendees already comfortable with database use (incl. SQL) are free not to attend this day.</text:p>
      <text:list xml:id="list673315386" text:style-name="L19">
        <text:list-item>
          <text:p text:style-name="P4">Introduction to databases.</text:p>
        </text:list-item>
        <text:list-item>
          <text:p text:style-name="P4">Installation of PostgreSQL; Implementing the data model.</text:p>
        </text:list-item>
        <text:list-item>
          <text:p text:style-name="P4">Adding and querying data.</text:p>
        </text:list-item>
        <text:list-item>
          <text:p text:style-name="P4">Views and rules; review and Q&amp;A.</text:p>
        </text:list-item>
      </text:list>
      <text:p text:style-name="Standard"/>
      <text:p text:style-name="Standard"><text:span text:style-name="T1">Product:</text:span> A simple client/address database.</text:p>
      <text:p text:style-name="Standard"/>
      <text:p text:style-name="Standard"/>
      <text:p text:style-name="P7">Day 5: PostGIS</text:p>
      <text:list xml:id="list1092289593" text:style-name="L20">
        <text:list-item>
          <text:p text:style-name="P6">Installation of PostGIS; Simple feature model</text:p>
        </text:list-item>
        <text:list-item>
          <text:p text:style-name="P6">Spatial queries and geometry construction</text:p>
        </text:list-item>
        <text:list-item>
          <text:p text:style-name="P6">Exercises (creating and linking data)</text:p>
        </text:list-item>
        <text:list-item>
          <text:p text:style-name="P6">Data processing; Import and export</text:p>
        </text:list-item>
      </text:list>
      <text:p text:style-name="P5"><text:span text:style-name="T3"/></text:p>
      <text:p text:style-name="P5"><text:span text:style-name="T2">Product:</text:span><text:span text:style-name="T3"> A geo-enabled version of yesterday's databas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Z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Z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di </meta:initial-creator>
    <meta:creation-date>2012-03-19T11:29:41</meta:creation-date>
    <dc:date>2012-03-19T12:22:52</dc:date>
    <dc:creator>Rudi </dc:creator>
    <meta:editing-duration>PT53M12S</meta:editing-duration>
    <meta:editing-cycles>16</meta:editing-cycles>
    <meta:generator>LibreOffice/3.4$Unix LibreOffice_project/340m1$Build-402</meta:generator>
    <meta:document-statistic meta:table-count="0" meta:image-count="0" meta:object-count="0" meta:page-count="2" meta:paragraph-count="61" meta:word-count="302" meta:character-count="1852" meta:non-whitespace-character-count="1658"/>
  </office:meta>
</office:document-meta>
</file>